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 style:list-style-name="L1">
      <style:text-properties fo:font-size="14pt" style:font-size-asian="14pt" style:font-size-complex="14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h text:style-name="Heading_20_2" text:outline-level="2">Calculator Test Cases:</text:h>
      <text:p text:style-name="P1"/>
      <text:list xml:id="list1078494707" text:style-name="L1">
        <text:list-item>
          <text:p text:style-name="P2">Test to verify if the url passed lands to online calculator page</text:p>
        </text:list-item>
        <text:list-item>
          <text:p text:style-name="P2">Test to verify if the calculator allows copy pa</text:p>
        </text:list-item>
        <text:list-item>
          <text:p text:style-name="P2">Test to verify if all the keys are working properly</text:p>
        </text:list-item>
        <text:list-item>
          <text:p text:style-name="P2">Test to verify if the color of the key changes on mouse hover or clicking on the key</text:p>
        </text:list-item>
        <text:list-item>
          <text:p text:style-name="P2">Test to verify the clear key</text:p>
        </text:list-item>
        <text:list-item>
          <text:p text:style-name="P2">Test to verify the subtraction of two integer numbers.</text:p>
        </text:list-item>
        <text:list-item>
          <text:p text:style-name="P2">Test to verify <text:s/>the subtraction of two negative numbers.</text:p>
        </text:list-item>
        <text:list-item>
          <text:p text:style-name="P2">Test to verify the subtraction of one negative and one positive number.</text:p>
        </text:list-item>
        <text:list-item>
          <text:p text:style-name="P2">Test to Verify that the calculator gives the correct result in case of operations containing decimal numbers</text:p>
        </text:list-item>
        <text:list-item>
          <text:p text:style-name="P2">Test to Verify the spacing between the two buttons, the buttons should not be too closely placed</text:p>
        </text:list-item>
        <text:list-item>
          <text:p text:style-name="P2">Test to verify the number of clicks</text:p>
        </text:list-item>
        <text:list-item>
          <text:p text:style-name="P2">Test to Verify the number of digits allowed to enter in the calculator for any operation</text:p>
        </text:list-item>
        <text:list-item>
          <text:p text:style-name="P2">Test to Verify the number of digits allowed to enter in the calculator for any operation</text:p>
        </text:list-item>
        <text:list-item>
          <text:p text:style-name="P2">Test to verify if calculator allows to navigate through previous calculations</text:p>
        </text:list-item>
        <text:list-item>
          <text:p text:style-name="P2">Test to Verify that on pressing two operators one after the other, the latest one will override the previous operator</text:p>
        </text:list-item>
        <text:list-item>
          <text:p text:style-name="P2">Test to Verify if user can delete a digits one by one using backspace key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3T02:56:20.674407270</meta:creation-date>
    <dc:date>2020-06-23T02:58:06.051637646</dc:date>
    <meta:editing-duration>PT1M49S</meta:editing-duration>
    <meta:editing-cycles>1</meta:editing-cycles>
    <meta:document-statistic meta:table-count="0" meta:image-count="0" meta:object-count="0" meta:page-count="1" meta:paragraph-count="17" meta:word-count="223" meta:character-count="1198" meta:non-whitespace-character-count="1007"/>
    <meta:generator>LibreOffice/6.4.3.2$Linux_X86_64 LibreOffice_project/40$Build-2</meta:generator>
  </office:meta>
</office:document-meta>
</file>